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Trebuchet MS" svg:font-family="'Trebuchet MS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05in">
        <style:tab-stops>
          <style:tab-stop style:position="0.5in"/>
        </style:tab-stops>
      </style:paragraph-properties>
      <style:text-properties style:font-name="Trebuchet MS" fo:font-size="11pt" fo:font-weight="normal" style:font-weight-asian="normal" style:font-weight-complex="normal"/>
    </style:style>
    <style:style style:name="P2" style:family="paragraph" style:parent-style-name="Text_20_body">
      <style:paragraph-properties style:line-height-at-least="0.05in">
        <style:tab-stops>
          <style:tab-stop style:position="0.2291in"/>
        </style:tab-stops>
      </style:paragraph-properties>
      <style:text-properties style:font-name="Trebuchet MS" fo:font-size="11pt"/>
    </style:style>
    <style:style style:name="P3" style:family="paragraph" style:parent-style-name="Text_20_body">
      <style:text-properties style:font-name="Georgia" fo:font-size="16pt" fo:font-weight="bold"/>
    </style:style>
    <style:style style:name="P4" style:family="paragraph" style:parent-style-name="Text_20_body">
      <style:paragraph-properties fo:line-height="100%"/>
      <style:text-properties style:font-name="Georgia" fo:font-size="2pt" style:font-size-asian="2pt" style:font-size-complex="2pt"/>
    </style:style>
    <style:style style:name="P5" style:family="paragraph" style:parent-style-name="Text_20_body">
      <style:paragraph-properties style:line-height-at-least="0.05in"/>
      <style:text-properties style:font-name="Georgia" fo:font-size="7pt"/>
    </style:style>
    <style:style style:name="P6" style:family="paragraph" style:parent-style-name="Text_20_body">
      <style:text-properties style:font-name="Georgia" fo:font-size="14pt" fo:font-weight="bold"/>
    </style:style>
    <style:style style:name="P7" style:family="paragraph" style:parent-style-name="Text_20_body">
      <style:text-properties style:font-name="Georgia" fo:font-size="3pt"/>
    </style:style>
    <style:style style:name="P8" style:family="paragraph" style:parent-style-name="Text_20_body">
      <style:paragraph-properties style:line-height-at-least="0.05in"/>
      <style:text-properties style:font-name="Georgia" fo:font-size="3pt" fo:font-weight="normal" style:font-size-asian="6pt" style:font-weight-asian="normal" style:font-size-complex="6pt" style:font-weight-complex="normal"/>
    </style:style>
    <style:style style:name="P9" style:family="paragraph" style:parent-style-name="Text_20_body">
      <style:paragraph-properties style:line-height-at-least="0.2in" fo:text-align="start" style:justify-single-word="false"/>
      <style:text-properties style:font-name="Georgia" fo:font-size="11pt"/>
    </style:style>
    <style:style style:name="P10" style:family="paragraph" style:parent-style-name="Text_20_body">
      <style:paragraph-properties style:line-height-at-least="0.05in"/>
      <style:text-properties style:font-name="Georgia" fo:font-size="11pt" fo:font-weight="normal" style:font-weight-asian="normal" style:font-weight-complex="normal"/>
    </style:style>
    <style:style style:name="P11" style:family="paragraph" style:parent-style-name="Text_20_body">
      <style:paragraph-properties style:line-height-at-least="0.05in">
        <style:tab-stops>
          <style:tab-stop style:position="0.5in"/>
        </style:tab-stops>
      </style:paragraph-properties>
      <style:text-properties style:font-name="Georgia" fo:font-size="11pt" fo:font-weight="normal" style:font-weight-asian="normal" style:font-weight-complex="normal"/>
    </style:style>
    <style:style style:name="P12" style:family="paragraph" style:parent-style-name="Text_20_body">
      <style:paragraph-properties style:line-height-at-least="0.05in">
        <style:tab-stops>
          <style:tab-stop style:position="0.5in"/>
        </style:tab-stops>
      </style:paragraph-properties>
      <style:text-properties style:font-name="Georgia" fo:font-size="11pt" fo:font-weight="normal" fo:background-color="transparent" style:font-weight-asian="normal" style:font-weight-complex="normal"/>
    </style:style>
    <style:style style:name="P13" style:family="paragraph" style:parent-style-name="Text_20_body">
      <style:paragraph-properties style:line-height-at-least="0.05in">
        <style:tab-stops>
          <style:tab-stop style:position="0.2291in"/>
        </style:tab-stops>
      </style:paragraph-properties>
      <style:text-properties style:font-name="Georgia" fo:font-size="11pt" fo:font-weight="normal" fo:background-color="transparent" style:font-weight-asian="normal" style:font-weight-complex="normal"/>
    </style:style>
    <style:style style:name="P14" style:family="paragraph" style:parent-style-name="Text_20_body">
      <style:paragraph-properties style:line-height-at-least="0.05in">
        <style:tab-stops>
          <style:tab-stop style:position="0.2291in"/>
        </style:tab-stops>
      </style:paragraph-properties>
      <style:text-properties style:font-name="Georgia" fo:font-size="11pt" fo:font-weight="normal" fo:background-color="transparent" style:font-size-asian="12.5pt" style:font-weight-asian="normal" style:font-size-complex="12.5pt" style:font-weight-complex="normal"/>
    </style:style>
    <style:style style:name="P15" style:family="paragraph" style:parent-style-name="Text_20_body">
      <style:paragraph-properties style:line-height-at-least="0.05in">
        <style:tab-stops>
          <style:tab-stop style:position="0.2291in"/>
        </style:tab-stops>
      </style:paragraph-properties>
      <style:text-properties style:font-name="Georgia" fo:font-size="11pt" fo:font-weight="normal" style:font-size-asian="12.5pt" style:font-weight-asian="normal" style:font-size-complex="12.5pt" style:font-weight-complex="normal"/>
    </style:style>
    <style:style style:name="P16" style:family="paragraph" style:parent-style-name="Text_20_body">
      <style:paragraph-properties style:line-height-at-least="0.05in"/>
      <style:text-properties style:font-name="Georgia" fo:font-size="12.5pt" fo:font-weight="bold" style:font-size-asian="12.5pt" style:font-weight-asian="bold" style:font-size-complex="12.5pt" style:font-weight-complex="bold"/>
    </style:style>
    <style:style style:name="P17" style:family="paragraph" style:parent-style-name="Text_20_body">
      <style:paragraph-properties style:line-height-at-least="0.05in">
        <style:tab-stops>
          <style:tab-stop style:position="0.2362in"/>
        </style:tab-stops>
      </style:paragraph-properties>
      <style:text-properties style:font-name="Georgia" fo:font-size="12.5pt" fo:font-weight="bold" style:font-size-asian="12.5pt" style:font-weight-asian="bold" style:font-size-complex="12.5pt" style:font-weight-complex="bold"/>
    </style:style>
    <style:style style:name="P18" style:family="paragraph" style:parent-style-name="Text_20_body">
      <style:paragraph-properties style:line-height-at-least="0.05in">
        <style:tab-stops>
          <style:tab-stop style:position="0.2362in"/>
        </style:tab-stops>
      </style:paragraph-properties>
      <style:text-properties style:font-name="Georgia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style:line-height-at-least="0.05in">
        <style:tab-stops>
          <style:tab-stop style:position="0.2362in"/>
        </style:tab-stops>
      </style:paragraph-properties>
      <style:text-properties style:font-name="Georgia" fo:font-size="12pt" fo:font-weight="bold" fo:background-color="transparent" style:font-weight-asian="bold" style:font-weight-complex="bold"/>
    </style:style>
    <style:style style:name="P20" style:family="paragraph" style:parent-style-name="Text_20_body">
      <style:paragraph-properties style:line-height-at-least="0.05in">
        <style:tab-stops>
          <style:tab-stop style:position="0.2362in"/>
        </style:tab-stops>
      </style:paragraph-properties>
      <style:text-properties style:font-name="Georgia" fo:font-size="12pt" fo:font-weight="bold" style:font-weight-asian="bold" style:font-weight-complex="bold"/>
    </style:style>
    <style:style style:name="P21" style:family="paragraph" style:parent-style-name="Text_20_body">
      <style:paragraph-properties fo:margin-top="0in" fo:margin-bottom="0in" fo:line-height="100%"/>
    </style:style>
    <style:style style:name="P2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eorgia"/>
    </style:style>
    <style:style style:name="T4" style:family="text">
      <style:text-properties style:font-name="Georgia" fo:font-size="11pt" style:font-size-asian="11pt" style:font-size-complex="11pt"/>
    </style:style>
    <style:style style:name="T5" style:family="text">
      <style:text-properties style:font-name="Georgia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style:font-name="Georgia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Georgia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Georgi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drew P. Brett</text:p>
      <text:p text:style-name="P4"><draw:line text:anchor-type="paragraph" draw:z-index="0" draw:style-name="gr1" draw:text-style-name="P22" svg:x1="0.0075in" svg:y1="0.0217in" svg:x2="3.0803in" svg:y2="0.0217in"><text:p/></draw:line></text:p>
      <text:p text:style-name="P21"><text:a xlink:type="simple" xlink:href="mailto:andybrett@gmail.com"><text:span text:style-name="T4">andybrett@gmail.com</text:span></text:a><text:a xlink:type="simple" xlink:href="" text:style-name="Internet_20_link"><text:span text:style-name="T5"> </text:span></text:a><text:span text:style-name="T6">|| <text:s text:c="2"/>(609) 651-2684 </text:span><text:span text:style-name="T7">|| </text:span><text:span text:style-name="T6">@andrewpbrett</text:span></text:p>
      <text:p text:style-name="P5"/>
      <text:p text:style-name="P6">Summary of skills</text:p>
      <text:p text:style-name="P7"><draw:line text:anchor-type="paragraph" draw:z-index="1" draw:style-name="gr1" draw:text-style-name="P22" svg:x1="0.0075in" svg:y1="0.0217in" svg:x2="3.0803in" svg:y2="0.0217in"><text:p/></draw:line></text:p>
      <text:p text:style-name="P9"><text:span text:style-name="T2">Languages</text:span>: Ruby, Ruby on Rails, Java, C, AJAX, Python, JavaScript, Assembly; <text:span text:style-name="T2">Markups:</text:span><text:span text:style-name="T1"> HTML, CSS, XML, Sass; </text:span><text:span text:style-name="T2">Databases: </text:span><text:span text:style-name="T1">mySQL, Access; </text:span><text:span text:style-name="T2">Web Servers:</text:span><text:span text:style-name="T1"> Apache, Nginx, Mongrel; </text:span><text:span text:style-name="T2">Other: </text:span><text:span text:style-name="T1">RSpec, Cucumber, Git, Subversion (SVN), WordPress, Capistrano, Eclipse, Linux, GIMP/Photoshop, OpenOffice and MS Office, Google Analytics, Google Maps API, Google Apps</text:span></text:p>
      <text:p text:style-name="P8"/>
      <text:p text:style-name="P6">Education</text:p>
      <text:p text:style-name="P7"><draw:line text:anchor-type="paragraph" draw:z-index="3" draw:style-name="gr1" draw:text-style-name="P22" svg:x1="0.0075in" svg:y1="0.0217in" svg:x2="3.0803in" svg:y2="0.0217in"><text:p/></draw:line></text:p>
      <text:p text:style-name="P10"><text:span text:style-name="T2">Princeton University</text:span>, 2007. B.S.E, Civil and Environmental Engineering; Computer Science</text:p>
      <text:p text:style-name="P8"/>
      <text:p text:style-name="P6">Experience</text:p>
      <text:p text:style-name="P7"><draw:line text:anchor-type="paragraph" draw:z-index="2" draw:style-name="gr1" draw:text-style-name="P22" svg:x1="0.0075in" svg:y1="0.0217in" svg:x2="3.0803in" svg:y2="0.0217in"><text:p/></draw:line></text:p>
      <text:p text:style-name="P16">TechCrunch, July 2009 – Present</text:p>
      <text:p text:style-name="P16">RecycleBank, January 2009 – June 2009</text:p>
      <text:p text:style-name="P15"><text:tab/>- Designed and built additions to existing Ruby on Rails web application to track individuals' recycling <text:tab/>habits and distribute rewards based on those habits</text:p>
      <text:p text:style-name="P15"><text:tab/>- Updated front-end Javascript calls to ad server to allow for better click-tracking</text:p>
      <text:p text:style-name="P15"><text:tab/>- Allowed users to have linked sub-accounts that they could transfer and automatically share points with</text:p>
      <text:p text:style-name="P15"><text:tab/>- Automatically validated field data from recycling trucks at weigh stations for analysis</text:p>
      <text:p text:style-name="P16">Accenture, June 2007 – January 2009</text:p>
      <text:p text:style-name="P18"><text:span text:style-name="T1"><text:tab/></text:span>Junior Achievement of New Jersey, April 2008 – January 2009</text:p>
      <text:p text:style-name="P1"><text:span text:style-name="T3"><text:tab/>- Led technical team in the design, development, and deployment of a Rails-based </text:span><text:a xlink:type="simple" xlink:href="http://www.ja-nj-bowlathon.org/"><text:span text:style-name="T3">web application</text:span></text:a><text:span text:style-name="T3"> <text:tab/>to manage “bowl-a-thon” fundraising events</text:span></text:p>
      <text:p text:style-name="P11"><text:tab/>- Personally created the majority of the code base and reviewed each team member's contributions</text:p>
      <text:p text:style-name="P19"><text:tab/>Mayor's Office of Contract Services, July 2008 – January 2009</text:p>
      <text:p text:style-name="P12"><text:tab/>- Created, analyzed, and edited business processes, use cases, and test scripts related to the <text:tab/>procurement of goods and services for the City of New York</text:p>
      <text:p text:style-name="P20"><text:tab/>General Fund Enterprise Business System, September 2007 – July 2008</text:p>
      <text:p text:style-name="P12"><text:tab/>- Wrote technical designs for SAP code objects within the Exchange Infrastructure (XI) module; <text:tab/>built and tested objects after design approval</text:p>
      <text:p text:style-name="P17">Princeton University Outdoor Action, January 2007 – June 2007</text:p>
      <text:p text:style-name="P13"><text:tab/>- Conceived, designed and developed a web application to manage trips and other personnel <text:tab/>information, using the Ruby on Rails framework</text:p>
      <text:p text:style-name="P17">ENVIRON International Corporation, Summer 2006</text:p>
      <text:p text:style-name="P14"><text:tab/>- Performed human health risk analysis by writing and manipulating Microsoft Access queries</text:p>
      <text:p text:style-name="P17">Grist Magazine, Summer 2005</text:p>
      <text:p text:style-name="P2"><text:span text:style-name="T3"><text:tab/>- Wrote daily opinion and analysis on environmental topics for Grist's blog, </text:span><text:a xlink:type="simple" xlink:href="http://gristmill.grist.org/"><text:span text:style-name="T3">Gristmill</text:span></text:a><text:span text:style-name="T3">, specializing in <text:tab/>cities and the environment. Wrote remotely from Baltimore, Maryl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rebuchet MS" svg:font-family="'Trebuchet MS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in" fo:margin-bottom="0.55in" fo:margin-left="0.55in" fo:margin-right="0.55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Andrew Brett</meta:initial-creator>
    <meta:creation-date>2008-10-06T19:28:49</meta:creation-date>
    <dc:date>2009-10-15T17:38:28</dc:date>
    <meta:editing-cycles>33</meta:editing-cycles>
    <meta:editing-duration>PT15H08M59S</meta:editing-duration>
    <meta:document-statistic meta:table-count="0" meta:image-count="0" meta:object-count="0" meta:page-count="1" meta:paragraph-count="27" meta:word-count="342" meta:character-count="2344"/>
    <meta:user-defined meta:name="Info 1"/>
    <meta:user-defined meta:name="Info 2"/>
    <meta:user-defined meta:name="Info 3"/>
    <meta:user-defined meta:name="Info 4"/>
  </office:meta>
</office:document-meta>
</file>